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958in" style:rel-column-width="19833*"/>
    </style:style>
    <style:style style:name="Table1.B" style:family="table-column">
      <style:table-column-properties style:column-width="1.3111in" style:rel-column-width="12407*"/>
    </style:style>
    <style:style style:name="Table1.C" style:family="table-column">
      <style:table-column-properties style:column-width="3.5181in" style:rel-column-width="332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3fe16a" officeooo:paragraph-rsid="003fe16a" style:font-weight-asian="bold" style:font-weight-complex="bol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officeooo:paragraph-rsid="003fe16a"/>
    </style:style>
    <style:style style:name="P10" style:family="paragraph" style:parent-style-name="Text_20_body">
      <style:text-properties officeooo:rsid="003fe16a" officeooo:paragraph-rsid="003fe16a"/>
    </style:style>
    <style:style style:name="P11" style:family="paragraph" style:parent-style-name="Text_20_body">
      <style:text-properties officeooo:rsid="003a107e" officeooo:paragraph-rsid="003fe16a"/>
    </style:style>
    <style:style style:name="P12" style:family="paragraph" style:parent-style-name="Heading_20_4">
      <style:paragraph-properties fo:break-before="page"/>
      <style:text-properties officeooo:rsid="00333d6a" officeooo:paragraph-rsid="00333d6a"/>
    </style:style>
    <style:style style:name="P13" style:family="paragraph" style:parent-style-name="Text_20_body" style:list-style-name="L1">
      <style:text-properties officeooo:paragraph-rsid="003fe16a"/>
    </style:style>
    <style:style style:name="P14" style:family="paragraph" style:parent-style-name="Text_20_body" style:list-style-name="L1">
      <style:text-properties officeooo:rsid="003fe16a" officeooo:paragraph-rsid="003fe16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c9a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fe16a" style:font-weight-asian="bold" style:font-weight-complex="bold"/>
    </style:style>
    <style:style style:name="T7" style:family="text">
      <style:text-properties officeooo:rsid="0035c9a6"/>
    </style:style>
    <style:style style:name="T8" style:family="text">
      <style:text-properties officeooo:rsid="003fe1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2" text:outline-level="4"><text:span text:style-name="T7">Cargo </text:span><text:span text:style-name="T8">Registry</text:span> (<text:span text:style-name="T3">Rust Programming Language</text:span>)</text:h>
      <text:p text:style-name="P9">AutomataCI <text:span text:style-name="T8">automatically login into a</text:span> <text:span text:style-name="T7">Cargo </text:span><text:span text:style-name="T8">registry and publish the cargo package upon detecting:</text:span></text:p>
      <text:list text:style-name="L1">
        <text:list-item>
          <text:p text:style-name="P13"><text:span text:style-name="T8">a directory with a name containing “</text:span><text:span text:style-name="T6">cargo_</text:span><text:span text:style-name="T8">” prefix (e.g. “cargo_myproduct -cargo_any-any”); AND</text:span></text:p>
        </text:list-item>
        <text:list-item>
          <text:p text:style-name="P14">a valid <text:span text:style-name="T2">Cargo.toml</text:span> inside the directory.</text:p>
        </text:list-item>
      </text:list>
      <text:p text:style-name="P10"/>
      <text:p text:style-name="P10">Upon successful publication, the local package directory shall be deleted by AutomataCI automatically. Hence, <text:span text:style-name="T5">this is an irreversible 1-way execution</text:span>.</text:p>
      <text:p text:style-name="P10"/>
      <text:p text:style-name="P10">AutomataCI relies on all the environment variables tabulated in Table <text:sequence-ref text:reference-format="category-and-value" text:ref-name="refText0">1.1.1.1.1</text:sequence-ref><text:s/>to login and upstream the package.</text:p>
      <text:p text:style-name="Table"><text:span text:style-name="T8">Table</text:span> <text:sequence text:ref-name="refText0" text:name="Text" text:formula="ooow:Text+1" style:num-format="1">1.1.1.1.1</text:sequence>: <text:span text:style-name="T8">Required environment variables for AutomataCI to upstream Cargo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Supplied By</text:p>
          </table:table-cell>
          <table:table-cell table:style-name="Table1.C1" office:value-type="string">
            <text:p text:style-name="P7">Purpose</text:p>
          </table:table-cell>
        </table:table-row>
        <table:table-row>
          <table:table-cell table:style-name="Table1.A2" office:value-type="string">
            <text:p text:style-name="P8">CARGO_REGISTRY</text:p>
          </table:table-cell>
          <table:table-cell table:style-name="Table1.A2" office:value-type="string">
            <text:p text:style-name="P8">CONFIG.toml</text:p>
          </table:table-cell>
          <table:table-cell table:style-name="Table1.C2" office:value-type="string">
            <text:p text:style-name="Table_20_Contents">Registry location. Default is ‘<text:span text:style-name="T4">crates-io</text:span>’.</text:p>
          </table:table-cell>
        </table:table-row>
        <table:table-row>
          <table:table-cell table:style-name="Table1.A2" office:value-type="string">
            <text:p text:style-name="P8">CARGO_PASSWORD</text:p>
          </table:table-cell>
          <table:table-cell table:style-name="Table1.A2" office:value-type="string">
            <text:p text:style-name="P8">SECRETS.toml</text:p>
          </table:table-cell>
          <table:table-cell table:style-name="Table1.C2" office:value-type="string">
            <text:p text:style-name="Table_20_Contents">The secret password or the secret API token provided by the registry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48M14S</meta:editing-duration>
    <meta:editing-cycles>55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0:18.066693161</dc:date>
    <dc:creator>Kean Ho Chew</dc:creator>
    <meta:document-statistic meta:table-count="1" meta:image-count="0" meta:object-count="0" meta:page-count="1" meta:paragraph-count="21" meta:word-count="139" meta:character-count="985" meta:non-whitespace-character-count="870"/>
    <meta:template xlink:type="simple" xlink:actuate="onRequest" xlink:title="Official Book" xlink:href="../../templates/Book.ott" meta:date="2023-11-17T20:33:17.245827505"/>
  </office:meta>
</office:document-meta>
</file>